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officeooo:rsid="0aace3cd"/>
    </style:style>
    <style:style style:name="T269" style:family="text">
      <style:text-properties officeooo:rsid="0e5635a7"/>
    </style:style>
    <style:style style:name="T270" style:family="text">
      <style:text-properties officeooo:rsid="0e80285f"/>
    </style:style>
    <style:style style:name="T271" style:family="text">
      <style:text-properties officeooo:rsid="0e838e2a"/>
    </style:style>
    <style:style style:name="T272" style:family="text">
      <style:text-properties officeooo:rsid="0e83c34e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officeooo:rsid="0f0ca65a"/>
    </style:style>
    <style:style style:name="T281" style:family="text">
      <style:text-properties officeooo:rsid="0f894f65"/>
    </style:style>
    <style:style style:name="T282" style:family="text">
      <style:text-properties officeooo:rsid="0f95a7a0"/>
    </style:style>
    <style:style style:name="T283" style:family="text">
      <style:text-properties officeooo:rsid="0f8f58bd"/>
    </style:style>
    <style:style style:name="T284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1"><text:user-field-get text:name="Version">22.04 LTS</text:user-field-get></text:span></text:span><text:span text:style-name="Strong_20_Emphasis"><text:span text:style-name="T158"><text:note text:id="ftn1" text:note-class="footnote"><text:note-citation>1</text:note-citation><text:note-body><text:p text:style-name="P68"><text:span text:style-name="T189">LTS</text:span><text:span text:style-name="T197"> </text:span><text:span text:style-name="T198">staat voor</text:span><text:span text:style-name="T196"> </text:span><text:span text:style-name="T189">Long-Term Support, langetermijnondersteuning, </text:span><text:span text:style-name="T199">en </text:span><text:span text:style-name="T200">d</text:span><text:span text:style-name="T199">eze </text:span><text:span text:style-name="Strong_20_Emphasis"><text:span text:style-name="T204"><text:user-field-get text:name="Distro">Ubuntu</text:user-field-get></text:span></text:span><text:span text:style-name="T199"><text:s/></text:span><text:span text:style-name="T205"><text:user-field-get text:name="Version">22.04 LTS</text:user-field-get></text:span><text:span text:style-name="T205"><text:s/></text:span><text:span text:style-name="Strong_20_Emphasis"><text:span text:style-name="T206"><text:user-field-get text:name="Edition">Server</text:user-field-get></text:span></text:span><text:span text:style-name="T199"><text:s/></text:span><text:span text:style-name="T201">(codenaam </text:span><text:span text:style-name="T203">j</text:span><text:span text:style-name="T273">ammy</text:span><text:span text:style-name="T201">) </text:span><text:span text:style-name="T198">van</text:span><text:span text:style-name="T195"> </text:span><text:span text:style-name="T193">april</text:span><text:span text:style-name="T191"> </text:span><text:span text:style-name="Strong_20_Emphasis"><text:span text:style-name="T84"><text:user-field-get style:data-style-name="N0" text:name="Releaseyear">2022</text:user-field-get></text:span></text:span><text:span text:style-name="T193"><text:s/></text:span><text:span text:style-name="T189">wordt </text:span><text:span text:style-name="T190">vijf</text:span><text:span text:style-name="T189"> jaar onder</text:span><text:span text:style-name="T202">steund</text:span><text:span text:style-name="T194"> </text:span><text:span text:style-name="T189">tot </text:span><text:span text:style-name="T193">april</text:span><text:span text:style-name="T188"> </text:span><text:span text:style-name="T189">202</text:span><text:span text:style-name="T193">7</text:span><text:span text:style-name="T192">.</text:span></text:p></text:note-body></text:note></text:span></text:span><text:span text:style-name="Strong_20_Emphasis"><text:span text:style-name="T159"><text:s/></text:span></text:span><text:span text:style-name="Strong_20_Emphasis"><text:span text:style-name="T160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280">ONDERSTREEPTE</text:span></text:span><text:span text:style-name="T1"> </text:span><text:span text:style-name="T15">woorden</text:span><text:span text:style-name="T14"> het</text:span><text:span text:style-name="Strong_20_Emphasis"><text:span text:style-name="T212"> </text:span></text:span><text:span text:style-name="Strong_20_Emphasis"><text:span text:style-name="T213">tekstvak</text:span></text:span><text:span text:style-name="T15"> </text:span><text:span text:style-name="T20">in,</text:span><text:span text:style-name="T15"> </text:span><text:span text:style-name="T232">zie </text:span><text:span text:style-name="T263">[</text:span><text:span text:style-name="T232">toelichting</text:span><text:span text:style-name="T263">]</text:span><text:span text:style-name="T15">:</text:span></text:p>
      <text:p text:style-name="P1"><text:span text:style-name="Definition"><text:span text:style-name="T24">GEBRUIKER</text:span></text:span><text:span text:style-name="T240"><text:tab/><text:tab/></text:span><text:span text:style-name="T262"> <text:tab/><text:tab/></text:span><text:span text:style-name="T241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241"><text:tab/></text:span><text:span text:style-name="T242">[</text:span><text:span text:style-name="T235">volledige naam, bijv. </text:span><text:span text:style-name="T236">J</text:span><text:span text:style-name="T260">a</text:span><text:span text:style-name="T236">n </text:span><text:span text:style-name="T260">Jansen</text:span><text:span text:style-name="T261">]</text:span></text:p>
      <text:p text:style-name="P56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233"><text:tab/></text:span><text:span text:style-name="T8">[</text:span><text:span text:style-name="T7">korte naam, bijv. </text:span><text:span text:style-name="T166">j</text:span><text:span text:style-name="T167">a</text:span><text:span text:style-name="T166">n</text:span><text:span text:style-name="T168">]</text:span></text:p>
      <text:p text:style-name="P3"><text:span text:style-name="Definition"><text:span text:style-name="T281">servernaam</text:span></text:span><text:span text:style-name="T243"><text:tab/><text:tab/><text:tab/></text:span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text:tab/><text:span text:style-name="T248">[</text:span><text:span text:style-name="T244">naam van de </text:span><text:span text:style-name="T249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"><text:span text:style-name="Definition"><text:span text:style-name="T251">GEBRUIKER</text:span></text:span><text:span text:style-name="T250"><text:tab/><text:tab/></text:span><text:span text:style-name="T262"> <text:tab/><text:tab/></text:span><text:span text:style-name="T241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241"><text:tab/></text:span><text:span text:style-name="T242">[</text:span><text:span text:style-name="T235">volledige naam </text:span><text:span text:style-name="T237">evt. </text:span><text:span text:style-name="T239">extra </text:span><text:span text:style-name="T237">gebruiker</text:span><text:span text:style-name="T238">]</text:span></text:p>
      <text:p text:style-name="P50"><text:span text:style-name="Definition"><text:span text:style-name="T251">GEBRUIKERSN</text:span></text:span><text:span text:style-name="Definition"><text:span text:style-name="T252">aa</text:span></text:span><text:span text:style-name="Definition"><text:span text:style-name="T251">M</text:span></text:span><text:span text:style-name="Definition"><text:span text:style-name="T255"><text:tab/></text:span></text:span><text:span text:style-name="T233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233"><text:tab/></text:span><text:span text:style-name="T254">[</text:span><text:span text:style-name="T253">korte naam</text:span><text:span text:style-name="T256"> </text:span><text:span text:style-name="T257">evt. </text:span><text:span text:style-name="T259">extra </text:span><text:span text:style-name="T257">gebruiker</text:span><text:span text:style-name="T258">]</text:span></text:p>
      <text:p text:style-name="P4"><text:span text:style-name="T169">Vervang </text:span><text:span text:style-name="T173">de</text:span><text:span text:style-name="T169"> </text:span><text:span text:style-name="Definition"><text:span text:style-name="T25">ONDERSTREEPTE</text:span></text:span><text:span text:style-name="T169"> </text:span><text:span text:style-name="T170">woorden </text:span><text:span text:style-name="T169">in deze checklist door </text:span><text:span text:style-name="T173">d</text:span><text:span text:style-name="T174">i</text:span><text:span text:style-name="T173">e </text:span><text:span text:style-name="T172">in </text:span><text:span text:style-name="T174">het</text:span><text:span text:style-name="Strong_20_Emphasis"><text:span text:style-name="T49"> </text:span></text:span><text:span text:style-name="Strong_20_Emphasis"><text:span text:style-name="T61">tekstvak</text:span></text:span><text:span text:style-name="T169">.</text:span></text:p>
      <text:p text:style-name="P36"/>
      <text:p text:style-name="P36"/>
      <text:p text:style-name="P5"><text:span text:style-name="T179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79"><text:bookmark-ref text:reference-format="page" text:ref-name="__RefNumPara__4009_1271708128">2</text:bookmark-ref></text:span><text:span text:style-name="T171"><text:s text:c="2"/></text:span><text:span text:style-name="T180"><text:bookmark-ref text:reference-format="text" text:ref-name="__RefNumPara__4009_1271708128">Installatie uitvoeren</text:bookmark-ref></text:span><text:span text:style-name="T175">.</text:span></text:p>
      <text:p text:style-name="P23"/>
      <text:p text:style-name="P23"/>
      <text:list xml:id="list876779070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5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5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4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3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78">gebruiker</text:span></text:span><text:span text:style-name="User_20_Entry"><text:span text:style-name="T11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3">Installeer </text:span></text:span><text:span text:style-name="Strong_20_Emphasis"><text:span text:style-name="T60">pakket kz</text:span></text:span><text:span text:style-name="Strong_20_Emphasis"><text:span text:style-name="T60"><text:note text:id="ftn3" text:note-class="footnote"><text:note-citation>3</text:note-citation><text:note-body><text:p text:style-name="P55"><text:span text:style-name="T271">Debian-</text:span><text:span text:style-name="T272">p</text:span>akket kz plaatst documenten en scripts van Karel Zimmer <text:span text:style-name="T270">(zie </text:span><text:a xlink:type="simple" xlink:href="https://karelzimmer.nl/" text:style-name="Internet_20_link" text:visited-style-name="Visited_20_Internet_20_Link"><text:span text:style-name="Strong_20_Emphasis"><text:span text:style-name="T265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3"/></text:span></text:p>
          </table:table-cell>
          <table:table-cell table:style-name="_31_._5f_Installatie_5f_voorbereiden.D4" office:value-type="string">
            <text:p text:style-name="P70"><text:span text:style-name="T5">Typ </text:span><text:span text:style-name="Strong_20_Emphasis"><text:span text:style-name="T45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44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43"><text:span text:style-name="Strong_20_Emphasis"><text:span text:style-name="T4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3"/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64">Selecteer</text:span></text:span><text:span text:style-name="Strong_20_Emphasis"><text:span text:style-name="T47"> </text:span></text:span><text:span text:style-name="Strong_20_Emphasis"><text:span text:style-name="T73">1 - Installatie voorbereide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8"/>
      <text:list xml:id="list75724039148086" text:continue-numbering="true" text:style-name="L1">
        <text:list-item>
          <text:p text:style-name="P78"><text:bookmark-start text:name="__RefNumPara__4009_1271708128"/><text:span text:style-name="Strong_20_Emphasis"><text:span text:style-name="T18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6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3">Start de computer op vanaf</text:span><text:span text:style-name="T183"><text:note text:id="ftn4" text:note-class="footnote"><text:note-citation>1</text:note-citation><text:note-body><text:p text:style-name="P73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284">E</text:span></text:span><text:span text:style-name="Definition"><text:span text:style-name="T274">sc</text:span></text:span><text:span text:style-name="Definition"><text:span text:style-name="T144">, </text:span></text:span><text:span text:style-name="Definition"><text:span text:style-name="T275">D</text:span></text:span><text:span text:style-name="Definition"><text:span text:style-name="T274">elete</text:span></text:span><text:span text:style-name="Definition"><text:span text:style-name="T144">, </text:span></text:span><text:span text:style-name="Definition"><text:span text:style-name="T275">F</text:span></text:span><text:span text:style-name="Definition"><text:span text:style-name="T274">1</text:span></text:span><text:span text:style-name="Definition"><text:span text:style-name="T144">, </text:span></text:span><text:span text:style-name="Definition"><text:span text:style-name="T274">F2</text:span></text:span><text:span text:style-name="Definition"><text:span text:style-name="T144">, </text:span></text:span><text:span text:style-name="Definition"><text:span text:style-name="T275">F9, </text:span></text:span><text:span text:style-name="Definition"><text:span text:style-name="T276">F10, F11, </text:span></text:span><text:span text:style-name="Definition"><text:span text:style-name="T277">of</text:span></text:span><text:span text:style-name="Definition"><text:span text:style-name="T276"> </text:span></text:span><text:span text:style-name="Definition"><text:span text:style-name="T275">F12</text:span></text:span><text:span text:style-name="T141">.</text:span></text:p></text:note-body></text:note></text:span><text:span text:style-name="T183"> </text:span><text:span text:style-name="T186">een </text:span><text:span text:style-name="Strong_20_Emphasis"><text:span text:style-name="T164"><text:user-field-get text:name="Distro">Ubuntu</text:user-field-get></text:span></text:span><text:span text:style-name="T182"><text:s/></text:span><text:span text:style-name="T165"><text:user-field-get text:name="Version">22.04 LTS</text:user-field-get></text:span><text:span text:style-name="T78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78">Live</text:span><text:span text:style-name="T78"><text:note text:id="ftn5" text:note-class="footnote"><text:note-citation>2</text:note-citation><text:note-body><text:p text:style-name="P71"><text:span text:style-name="T264">Vanaf een </text:span><text:span text:style-name="T282">L</text:span><text:span text:style-name="T264">ive </text:span><text:span text:style-name="T283">USB</text:span><text:span text:style-name="T268">-stick </text:span><text:span text:style-name="T269">(</text:span><text:span text:style-name="T268">of </text:span><text:span text:style-name="T283">DVD</text:span><text:span text:style-name="T269">)</text:span><text:span text:style-name="T22"> </text:span><text:span text:style-name="T264">kunt u opstarten en </text:span><text:span text:style-name="T16">met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werken zonder enige bestanden op de harde schijf te wijzigen en maakt ook installatie van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mogelijk.</text:span></text:p></text:note-body></text:note></text:span><text:span text:style-name="T78"> </text:span><text:span text:style-name="T81">USB</text:span><text:span text:style-name="T79">-stick</text:span><text:span text:style-name="T79"><text:note text:id="ftn6" text:note-class="footnote"><text:note-citation>3</text:note-citation><text:note-body><text:p text:style-name="P75"><text:span text:style-name="Strong_20_Emphasis"><text:span text:style-name="T113">In een grafische werkomgeving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87">cd</text:span></text:span><text:span text:style-name="Strong_20_Emphasis"><text:span text:style-name="T114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nl.releases.ubuntu.com/" text:style-name="Internet_20_link" text:visited-style-name="Visited_20_Internet_20_Link"><text:span text:style-name="Strong_20_Emphasis"><text:span text:style-name="T266">nl.releases.ubuntu.com</text:span></text:span></text:a><text:span text:style-name="Strong_20_Emphasis"><text:span text:style-name="T88">, </text:span></text:span><text:span text:style-name="Strong_20_Emphasis"><text:span text:style-name="T90">klik op</text:span></text:span><text:span text:style-name="Strong_20_Emphasis"><text:span text:style-name="T91">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Strong_20_Emphasis"><text:span text:style-name="T128"><text:user-field-get text:name="Version">22.04 LTS</text:user-field-get></text:span></text:span><text:span text:style-name="Strong_20_Emphasis"><text:span text:style-name="T121"><text:s/>(Jammy Jellyfish)</text:span></text:span><text:span text:style-name="Strong_20_Emphasis"><text:span text:style-name="T91">, </text:span></text:span><text:span text:style-name="Strong_20_Emphasis"><text:span text:style-name="T92">en </text:span></text:span><text:span text:style-name="Strong_20_Emphasis"><text:span text:style-name="T90">klik </text:span></text:span><text:span text:style-name="Strong_20_Emphasis"><text:span text:style-name="T92">vervolgens </text:span></text:span><text:span text:style-name="Strong_20_Emphasis"><text:span text:style-name="T93">achter</text:span></text:span><text:span text:style-name="Strong_20_Emphasis"><text:span text:style-name="T92"> </text:span></text:span><text:span text:style-name="Strong_20_Emphasis"><text:span text:style-name="T127">Server install</text:span></text:span><text:span text:style-name="Strong_20_Emphasis"><text:span text:style-name="T123"> image</text:span></text:span><text:span text:style-name="Strong_20_Emphasis"><text:span text:style-name="T92"> </text:span></text:span><text:span text:style-name="Strong_20_Emphasis"><text:span text:style-name="T93">op </text:span></text:span><text:span text:style-name="Strong_20_Emphasis"><text:span text:style-name="T119">64-bit PC (AMD64) </text:span></text:span><text:span text:style-name="Strong_20_Emphasis"><text:span text:style-name="T120">server install</text:span></text:span><text:span text:style-name="Strong_20_Emphasis"><text:span text:style-name="T119"> image</text:span></text:span><text:span text:style-name="Strong_20_Emphasis"><text:span text:style-name="T117">.</text:span></text:span><text:span text:style-name="Strong_20_Emphasis"><text:span text:style-name="T92"><text:line-break/></text:span></text:span><text:span text:style-name="Strong_20_Emphasis"><text:span text:style-name="T90">P</text:span></text:span><text:span text:style-name="Strong_20_Emphasis"><text:span text:style-name="T85">laats </text:span></text:span><text:span text:style-name="Strong_20_Emphasis"><text:span text:style-name="T86">een </text:span></text:span><text:span text:style-name="Strong_20_Emphasis"><text:span text:style-name="T87">usb</text:span></text:span><text:span text:style-name="Strong_20_Emphasis"><text:span text:style-name="T86">-stick </text:span></text:span><text:span text:style-name="Strong_20_Emphasis"><text:span text:style-name="T115">va</text:span></text:span><text:span text:style-name="Strong_20_Emphasis"><text:span text:style-name="T94">n </text:span></text:span><text:span text:style-name="Strong_20_Emphasis"><text:span text:style-name="T95">min</text:span></text:span><text:span text:style-name="Strong_20_Emphasis"><text:span text:style-name="T96">imaal</text:span></text:span><text:span text:style-name="Strong_20_Emphasis"><text:span text:style-name="T95"> </text:span></text:span><text:span text:style-name="Strong_20_Emphasis"><text:span text:style-name="T97">4</text:span></text:span><text:span text:style-name="Strong_20_Emphasis"><text:span text:style-name="T95"> GB. <text:line-break/></text:span></text:span><text:span text:style-name="Strong_20_Emphasis"><text:span text:style-name="T116">Zoek</text:span></text:span><text:span text:style-name="Strong_20_Emphasis"><text:span text:style-name="T95"> </text:span></text:span><text:span text:style-name="Strong_20_Emphasis"><text:span text:style-name="T124">s</text:span></text:span><text:span text:style-name="Strong_20_Emphasis"><text:span text:style-name="T125">ch</text:span></text:span><text:span text:style-name="Strong_20_Emphasis"><text:span text:style-name="T95"> en klik op het pictogram van</text:span></text:span><text:span text:style-name="Strong_20_Emphasis"><text:span text:style-name="T98"> </text:span></text:span><text:span text:style-name="Strong_20_Emphasis"><text:span text:style-name="T129">Schijven</text:span></text:span><text:span text:style-name="Strong_20_Emphasis"><text:span text:style-name="T99">. Selecteer de </text:span></text:span><text:span text:style-name="Strong_20_Emphasis"><text:span text:style-name="T100">usb</text:span></text:span><text:span text:style-name="Strong_20_Emphasis"><text:span text:style-name="T99">-stick in de lijst van schijven aan de linkerkant en klik rechtsboven op </text:span></text:span><text:span text:style-name="Strong_20_Emphasis"><text:span text:style-name="T126">Schijfinstellingen</text:span></text:span><text:span text:style-name="Strong_20_Emphasis"><text:span text:style-name="T99"> </text:span></text:span><text:span text:style-name="Strong_20_Emphasis"><text:span text:style-name="T126">⋮</text:span></text:span><text:span text:style-name="Strong_20_Emphasis"><text:span text:style-name="T99"> (icoontje met de drie puntjes).</text:span></text:span></text:p><text:p text:style-name="P52"><text:span text:style-name="Strong_20_Emphasis"><text:span text:style-name="T99"><text:tab/>Kies </text:span></text:span><text:span text:style-name="Strong_20_Emphasis"><text:span text:style-name="T126">Schijfkopie terugzetten</text:span></text:span><text:span text:style-name="Strong_20_Emphasis"><text:span text:style-name="T99"> en selecteer </text:span></text:span><text:span text:style-name="Strong_20_Emphasis"><text:span text:style-name="T101">het net</text:span></text:span><text:span text:style-name="Strong_20_Emphasis"><text:span text:style-name="T102"> gedownloade </text:span></text:span><text:span text:style-name="Strong_20_Emphasis"><text:span text:style-name="T103">cd</text:span></text:span><text:span text:style-name="T17">-beeldbestand </text:span><text:span text:style-name="T18">(.iso)</text:span><text:span text:style-name="Strong_20_Emphasis"><text:span text:style-name="T102">.</text:span></text:span></text:p><text:p text:style-name="P54"><text:span text:style-name="Strong_20_Emphasis"><text:span text:style-name="T99"><text:tab/>Klik op </text:span></text:span><text:span text:style-name="Strong_20_Emphasis"><text:span text:style-name="T126">Terugzetten starten</text:span></text:span><text:span text:style-name="Strong_20_Emphasis"><text:span text:style-name="T99"> en vervolgens op </text:span></text:span><text:span text:style-name="Strong_20_Emphasis"><text:span text:style-name="T126">Terugzetten</text:span></text:span><text:span text:style-name="Strong_20_Emphasis"><text:span text:style-name="T104">.<text:line-break/></text:span></text:span><text:span text:style-name="Strong_20_Emphasis"><text:span text:style-name="T105">O</text:span></text:span><text:span text:style-name="Strong_20_Emphasis"><text:span text:style-name="T86">f </text:span></text:span><text:span text:style-name="Strong_20_Emphasis"><text:span text:style-name="T106">gebruik </text:span></text:span><text:span text:style-name="Strong_20_Emphasis"><text:span text:style-name="T107">het programma </text:span></text:span><text:span text:style-name="Strong_20_Emphasis"><text:span text:style-name="T130">Etche</text:span></text:span><text:span text:style-name="Strong_20_Emphasis"><text:span text:style-name="T131">r</text:span></text:span><text:span text:style-name="Strong_20_Emphasis"><text:span text:style-name="T107"> </text:span></text:span><text:span text:style-name="Strong_20_Emphasis"><text:span text:style-name="T108">(</text:span></text:span><text:a xlink:type="simple" xlink:href="https://www.balena.io/etcher/" text:style-name="Internet_20_link" text:visited-style-name="Visited_20_Internet_20_Link"><text:span text:style-name="Strong_20_Emphasis"><text:span text:style-name="T267">etcher.io</text:span></text:span></text:a><text:span text:style-name="Strong_20_Emphasis"><text:span text:style-name="T108">) </text:span></text:span><text:span text:style-name="Strong_20_Emphasis"><text:span text:style-name="T109">dat </text:span></text:span><text:span text:style-name="Strong_20_Emphasis"><text:span text:style-name="T86">beschikbaar </text:span></text:span><text:span text:style-name="Strong_20_Emphasis"><text:span text:style-name="T109">is </text:span></text:span><text:span text:style-name="Strong_20_Emphasis"><text:span text:style-name="T86">voor </text:span></text:span><text:span text:style-name="Strong_20_Emphasis"><text:span text:style-name="T99">Windows, </text:span></text:span><text:span text:style-name="Strong_20_Emphasis"><text:span text:style-name="T110">mac</text:span></text:span><text:span text:style-name="Strong_20_Emphasis"><text:span text:style-name="T111">OS</text:span></text:span><text:span text:style-name="Strong_20_Emphasis"><text:span text:style-name="T107">, </text:span></text:span><text:span text:style-name="Strong_20_Emphasis"><text:span text:style-name="T108">en </text:span></text:span><text:span text:style-name="Strong_20_Emphasis"><text:span text:style-name="T107">Linux</text:span></text:span><text:span text:style-name="Strong_20_Emphasis"><text:span text:style-name="T112">.</text:span></text:span></text:p></text:note-body></text:note></text:span><text:span text:style-name="T78"> </text:span><text:span text:style-name="T80">of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3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4">Selecteer</text:span></text:span><text:span text:style-name="Strong_20_Emphasis"><text:span text:style-name="T40"> </text:span></text:span><text:span text:style-name="Strong_20_Emphasis"><text:span text:style-name="T69">Try or Install Ubuntu </text:span></text:span><text:span text:style-name="Strong_20_Emphasis"><text:span text:style-name="T70">Serv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2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4">Kies</text:span><text:span text:style-name="T185"> </text:span><text:span text:style-name="T187">Nederlands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43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3">Bij</text:span><text:span text:style-name="T215"> </text:span><text:span text:style-name="Strong_20_Emphasis"><text:span text:style-name="T221">Profile setup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20">V</text:span><text:span text:style-name="T216">ul </text:span><text:span text:style-name="T217">in </text:span><text:span text:style-name="Strong_20_Emphasis"><text:span text:style-name="T221">Your</text:span></text:span><text:span text:style-name="Strong_20_Emphasis"><text:span text:style-name="T218"> n</text:span></text:span><text:span text:style-name="Strong_20_Emphasis"><text:span text:style-name="T219">a</text:span></text:span><text:span text:style-name="Strong_20_Emphasis"><text:span text:style-name="T221">me</text:span></text:span><text:span text:style-name="Strong_20_Emphasis"><text:span text:style-name="T208"> </text:span></text:span><text:span text:style-name="Definition"><text:span text:style-name="T4">gebruiker</text:span></text:span><text:span text:style-name="Strong_20_Emphasis"><text:span text:style-name="T209">, <text:line-break/></text:span></text:span><text:span text:style-name="Strong_20_Emphasis"><text:span text:style-name="T221">Your server</text:span></text:span><text:span text:style-name="Strong_20_Emphasis"><text:span text:style-name="T224">'</text:span></text:span><text:span text:style-name="Strong_20_Emphasis"><text:span text:style-name="T225">s name</text:span></text:span><text:span text:style-name="Definition"><text:span text:style-name="T13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08">,<text:line-break/></text:span></text:span><text:span text:style-name="Strong_20_Emphasis"><text:span text:style-name="T222">Pick a username</text:span></text:span><text:span text:style-name="Strong_20_Emphasis"><text:span text:style-name="T208"> </text:span></text:span><text:span text:style-name="Definition"><text:span text:style-name="T4">gebruikersnaam</text:span></text:span><text:span text:style-name="Strong_20_Emphasis"><text:span text:style-name="T208">, </text:span></text:span><text:span text:style-name="Strong_20_Emphasis"><text:span text:style-name="T211">en</text:span></text:span><text:span text:style-name="Strong_20_Emphasis"><text:span text:style-name="T208"><text:line-break/></text:span></text:span><text:span text:style-name="Strong_20_Emphasis"><text:span text:style-name="T210">g</text:span></text:span><text:span text:style-name="Strong_20_Emphasis"><text:span text:style-name="T207">eef tweemaal een </text:span></text:span><text:span text:style-name="Strong_20_Emphasis"><text:span text:style-name="T214">wachtwoord</text:span></text:span><text:span text:style-name="Strong_20_Emphasis"><text:span text:style-name="T207">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75722473042698" text:continue-numbering="true" text:style-name="L1">
        <text:list-item>
          <text:p text:style-name="P77"><text:span text:style-name="Strong_20_Emphasis"><text:span text:style-name="T71">Installatie </text:span></text:span><text:span text:style-name="Strong_20_Emphasis"><text:span text:style-name="T72">afronden</text:span></text:span></text:p>
        </text:list-item>
      </text:list>
      <text:p text:style-name="P38"><text:span text:style-name="Strong_20_Emphasis"><text:span text:style-name="T3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6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9">Aanmelden als </text:span></text:span><text:span text:style-name="Definition"><text:span text:style-name="T9">gebruik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6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43">Installeer </text:span></text:span><text:span text:style-name="Strong_20_Emphasis"><text:span text:style-name="T60">pakket kz</text:span></text:span><text:span text:style-name="Strong_20_Emphasis"><text:span text:style-name="T60"><text:note text:id="ftn7" text:note-class="footnote"><text:note-citation>1</text:note-citation><text:note-body><text:p text:style-name="P53"><text:span text:style-name="T271">Debian-p</text:span>akket kz plaatst documenten en scripts van Karel Zimmer <text:span text:style-name="T270">(zie </text:span><text:a xlink:type="simple" xlink:href="https://karelzimmer.nl/" text:style-name="Internet_20_link" text:visited-style-name="Visited_20_Internet_20_Link"><text:span text:style-name="Strong_20_Emphasis"><text:span text:style-name="T265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70"><text:span text:style-name="T5">Typ </text:span><text:span text:style-name="Strong_20_Emphasis"><text:span text:style-name="T45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46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6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52">Rond de</text:span></text:span><text:span text:style-name="Strong_20_Emphasis"><text:span text:style-name="T53"> installatie </text:span></text:span><text:span text:style-name="Strong_20_Emphasis"><text:span text:style-name="T52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3"/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64">Selecteer</text:span></text:span><text:span text:style-name="Strong_20_Emphasis"><text:span text:style-name="T50"> </text:span></text:span><text:span text:style-name="Strong_20_Emphasis"><text:span text:style-name="T74">3 - Installatie afrond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8"><text:span text:style-name="Strong_20_Emphasis"><text:span text:style-name="T39"><text:tab/></text:span></text:span></text:p>
      <text:p text:style-name="P39"><text:span text:style-name="Strong_20_Emphasis"><text:span text:style-name="T51"/></text:span></text:p>
      <text:p text:style-name="P40"><text:span text:style-name="Strong_20_Emphasis"><text:span text:style-name="T47"/></text:span></text:p>
      <text:list xml:id="list75722905544442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9">Aanmelden als </text:span></text:span><text:span text:style-name="Definition"><text:span text:style-name="T9">gebruiker</text:span></text:span><text:span text:style-name="Strong_20_Emphasis"><text:span text:style-name="T54"><text:note text:id="ftn8" text:note-class="footnote"><text:note-citation>1</text:note-citation><text:note-body><text:p text:style-name="P49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79">gebruiker</text:span></text:span><text:span text:style-name="User_20_Entry"><text:span text:style-name="T146">s</text:span></text:span><text:span text:style-name="User_20_Entry"><text:span text:style-name="T147"> aanmelden en dezelfde stappen uitvoeren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5">R</text:span></text:span><text:span text:style-name="Strong_20_Emphasis"><text:span text:style-name="T56">icht </text:span></text:span><text:span text:style-name="Strong_20_Emphasis"><text:span text:style-name="T57">de </text:span></text:span><text:span text:style-name="Strong_20_Emphasis"><text:span text:style-name="T62">gebruiker</text:span></text:span><text:span text:style-name="Strong_20_Emphasis"><text:span text:style-name="T56"> </text:span></text:span><text:span text:style-name="Strong_20_Emphasis"><text:span text:style-name="T58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64">Selecteer</text:span></text:span><text:span text:style-name="Strong_20_Emphasis"><text:span text:style-name="T50"> </text:span></text:span><text:span text:style-name="Strong_20_Emphasis"><text:span text:style-name="T75">4 - Gebruiker inricht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6"><text:span text:style-name="Strong_20_Emphasis"><text:span text:style-name="T59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2"><text:user-field-get text:name="Distro">Ubuntu</text:user-field-get></text:span></text:span><text:span text:style-name="T152"><text:s/></text:span><text:span text:style-name="T153"><text:user-field-get text:name="Version">22.04 LTS</text:user-field-get></text:span><text:span text:style-name="Strong_20_Emphasis"><text:span text:style-name="T163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6"><text:s/></text:span></text:span><text:span text:style-name="T150">is voltooid.</text:span></text:p>
      <text:p text:style-name="P11"/>
      <text:p text:style-name="P6"><text:span text:style-name="Emphasis"><text:span text:style-name="T229">Geschreven </text:span></text:span><text:span text:style-name="Emphasis"><text:span text:style-name="T227">d</text:span></text:span><text:span text:style-name="Emphasis"><text:span text:style-name="T2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1">CC0 1.0 Universeel</text:span></text:span></text:a><text:span text:style-name="Emphasis"><text:span text:style-name="T229">,</text:span></text:span><text:span text:style-name="Emphasis"><text:span text:style-name="T226"> </text:span></text:span><text:span text:style-name="Strong_20_Emphasis"><text:span text:style-name="T47"><text:user-field-get style:data-style-name="N0" text:name="Releaseyear">2022</text:user-field-get></text:span></text:span><text:span text:style-name="Emphasis"><text:span text:style-name="T228">-</text:span></text:span><text:span text:style-name="Emphasis"><text:span text:style-name="T228"><text:date style:data-style-name="N10107" text:date-value="2023-08-15T07:57:22.303641722">2023</text:date></text:span></text:span><text:span text:style-name="Emphasis"><text:span text:style-name="T2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5T07:57:22.036349745">1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57:21.860295070</dc:date>
    <meta:keyword>Installatie</meta:keyword>
    <meta:keyword>Checklist</meta:keyword>
    <meta:keyword>Linux</meta:keyword>
    <meta:editing-cycles>6750</meta:editing-cycles>
    <meta:editing-duration>P11DT22H25S</meta:editing-duration>
    <dc:creator>Karel Zimmer</dc:creator>
    <meta:document-statistic meta:table-count="4" meta:image-count="0" meta:object-count="0" meta:page-count="4" meta:paragraph-count="70" meta:word-count="485" meta:character-count="3330" meta:non-whitespace-character-count="2880"/>
    <meta:user-defined meta:name="Info 1"/>
    <meta:user-defined meta:name="Info 2"/>
    <meta:user-defined meta:name="Info 3"/>
    <meta:user-defined meta:name="Info 4"/>
  </office:meta>
</office:document-meta>
</file>